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officeooo:rsid="0006f543" officeooo:paragraph-rsid="0006f543"/>
    </style:style>
    <style:style style:name="P2" style:family="paragraph" style:parent-style-name="Text_20_body" style:list-style-name="L1">
      <style:paragraph-properties fo:margin-top="0.1in" fo:margin-bottom="0in" style:contextual-spacing="false" fo:text-align="start" style:justify-single-word="false" fo:orphans="2" fo:widows="2" fo:padding="0in" fo:border="none"/>
    </style:style>
    <style:style style:name="P3" style:family="paragraph" style:parent-style-name="Text_20_body" style:list-style-name="L1">
      <style:paragraph-properties fo:margin-top="0.1in" fo:margin-bottom="0in" style:contextual-spacing="false" fo:text-align="start" style:justify-single-word="false" fo:orphans="2" fo:widows="2" fo:padding="0in" fo:border="none"/>
      <style:text-properties officeooo:paragraph-rsid="000e601a"/>
    </style:style>
    <style:style style:name="P4" style:family="paragraph" style:parent-style-name="Text_20_body">
      <style:text-properties officeooo:rsid="0006f543" officeooo:paragraph-rsid="0006f543"/>
    </style:style>
    <style:style style:name="P5" style:family="paragraph" style:parent-style-name="Text_20_body">
      <style:text-properties officeooo:rsid="0006f543" officeooo:paragraph-rsid="00087d70"/>
    </style:style>
    <style:style style:name="P6" style:family="paragraph" style:parent-style-name="Text_20_body">
      <style:text-properties officeooo:rsid="0006f543" officeooo:paragraph-rsid="000a6251"/>
    </style:style>
    <style:style style:name="P7" style:family="paragraph" style:parent-style-name="Text_20_body">
      <style:text-properties officeooo:rsid="0006f543" officeooo:paragraph-rsid="000e601a"/>
    </style:style>
    <style:style style:name="P8" style:family="paragraph" style:parent-style-name="Text_20_body">
      <style:text-properties officeooo:rsid="0006f543" officeooo:paragraph-rsid="000ff752"/>
    </style:style>
    <style:style style:name="T1" style:family="text">
      <style:text-properties fo:font-variant="normal" fo:text-transform="none" fo:color="#111111" loext:opacity="100%" style:font-name="apple-system" fo:font-size="9.60000038146973pt" fo:letter-spacing="normal" fo:font-style="normal" fo:font-weight="normal"/>
    </style:style>
    <style:style style:name="T2" style:family="text">
      <style:text-properties fo:font-variant="normal" fo:text-transform="none" fo:color="#111111" loext:opacity="100%" style:font-name="apple-system" fo:font-size="9.60000038146973pt" fo:letter-spacing="normal" fo:font-style="normal" fo:font-weight="normal" officeooo:rsid="00087d70"/>
    </style:style>
    <style:style style:name="T3" style:family="text">
      <style:text-properties fo:font-variant="normal" fo:text-transform="none" fo:color="#111111" loext:opacity="100%" style:font-name="apple-system" fo:font-size="9.60000038146973pt" fo:letter-spacing="normal" fo:font-style="normal" fo:font-weight="normal" officeooo:rsid="000952a8"/>
    </style:style>
    <style:style style:name="T4" style:family="text">
      <style:text-properties fo:font-variant="normal" fo:text-transform="none" fo:color="#111111" loext:opacity="100%" style:font-name="apple-system" fo:font-size="9.60000038146973pt" fo:letter-spacing="normal" fo:font-style="normal" fo:font-weight="normal" officeooo:rsid="000a6251"/>
    </style:style>
    <style:style style:name="T5" style:family="text">
      <style:text-properties fo:font-variant="normal" fo:text-transform="none" fo:color="#111111" loext:opacity="100%" style:font-name="apple-system" fo:font-size="9.60000038146973pt" fo:letter-spacing="normal" fo:font-style="normal" fo:font-weight="normal" officeooo:rsid="000d5156"/>
    </style:style>
    <style:style style:name="T6" style:family="text">
      <style:text-properties fo:font-variant="normal" fo:text-transform="none" fo:color="#111111" loext:opacity="100%" style:font-name="apple-system" fo:font-size="9.60000038146973pt" fo:letter-spacing="normal" fo:font-style="normal" fo:font-weight="normal" officeooo:rsid="0006f543"/>
    </style:style>
    <style:style style:name="T7" style:family="text">
      <style:text-properties fo:font-variant="normal" fo:text-transform="none" fo:color="#111111" loext:opacity="100%" style:font-name="apple-system" fo:font-size="9.60000038146973pt" fo:letter-spacing="normal" fo:font-style="normal" fo:font-weight="normal" officeooo:rsid="000e601a"/>
    </style:style>
    <style:style style:name="T8" style:family="text">
      <style:text-properties fo:font-variant="normal" fo:text-transform="none" fo:color="#111111" loext:opacity="100%" style:font-name="apple-system" fo:font-size="9.60000038146973pt" fo:letter-spacing="normal" fo:font-style="normal" fo:font-weight="normal" officeooo:rsid="000ff752"/>
    </style:style>
    <style:style style:name="T9" style:family="text">
      <style:text-properties fo:font-variant="normal" fo:text-transform="none" fo:color="#111111" loext:opacity="100%" style:font-name="apple-system" fo:font-size="9.60000038146973pt" fo:letter-spacing="normal" fo:font-style="normal" officeooo:rsid="00087d70"/>
    </style:style>
    <style:style style:name="T10" style:family="text">
      <style:text-properties fo:font-variant="normal" fo:text-transform="none" fo:color="#111111" loext:opacity="100%" style:font-name="apple-system" fo:font-size="9.60000038146973pt" fo:letter-spacing="normal" fo:font-style="normal" fo:font-weight="bold" style:font-weight-asian="bold" style:font-weight-complex="bold"/>
    </style:style>
    <style:style style:name="T11" style:family="text">
      <style:text-properties fo:font-variant="normal" fo:text-transform="none" fo:color="#111111" loext:opacity="100%" style:font-name="apple-system" fo:font-size="9.60000038146973pt" fo:letter-spacing="normal" fo:font-style="normal" fo:font-weight="bold" officeooo:rsid="000e601a" style:font-weight-asian="bold" style:font-weight-complex="bold"/>
    </style:style>
    <style:style style:name="T12" style:family="text">
      <style:text-properties officeooo:rsid="000c8507"/>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LRL_WEB, </text:span>A Website for Studying Unit Cells</text:p>
      <text:p text:style-name="P1"/>
      <text:p text:style-name="P1">Lawrence C. Andrews</text:p>
      <text:p text:style-name="P1"/>
      <text:p text:style-name="P1">Herbert J. Bernstein</text:p>
      <text:p text:style-name="P1"/>
      <text:p text:style-name="P4"><text:span text:style-name="Strong_20_Emphasis"><text:span text:style-name="T10">Introduction/Background</text:span></text:span></text:p>
      <text:p text:style-name="P5"><text:span text:style-name="Strong_20_Emphasis"><text:span text:style-name="T2">In studying lattices/unit cells for several years, we have accumulated a number of programs to aid our work. Lately, we have created a website, LRL_WEB (Lattice Representation Library), that allows access for more than 20 programs and allows the chaining of the output of one </text:span></text:span><text:span text:style-name="Strong_20_Emphasis"><text:span text:style-name="T4">program</text:span></text:span><text:span text:style-name="Strong_20_Emphasis"><text:span text:style-name="T2"> to the input of the next. </text:span></text:span></text:p>
      <text:p text:style-name="P7"><text:span text:style-name="Strong_20_Emphasis"><text:span text:style-name="T11">Goals</text:span></text:span></text:p>
      <text:p text:style-name="P8"><text:span text:style-name="Strong_20_Emphasis"><text:span text:style-name="T4">A central part of our work has been </text:span></text:span><text:span text:style-name="Strong_20_Emphasis"><text:span text:style-name="T5">analyzing</text:span></text:span><text:span text:style-name="Strong_20_Emphasis"><text:span text:style-name="T4"> with different representations of unit cells/lattices. Of course, the most common are by lengths and angles or by unit cell vector edges. </text:span></text:span><text:span text:style-name="Strong_20_Emphasis"><text:span text:style-name="T5">Those are not particularly convenient for measuring differences between lattics. </text:span></text:span><text:span text:style-name="Strong_20_Emphasis"><text:span text:style-name="T4">Other, less common, </text:span></text:span><text:span text:style-name="Strong_20_Emphasis"><text:span text:style-name="T5">more useful,</text:span></text:span><text:span text:style-name="Strong_20_Emphasis"><text:span text:style-name="T4"> representations are G6 (a vector realization of the Niggli matrix used in Niggli reduction and lattice type identification). Another is S6 (a vector representation of the scalar values used in Delaunay reduction). Programs for interconverting these and other, less common, representations are accessible.</text:span></text:span></text:p>
      <text:p text:style-name="P7"><text:span text:style-name="Strong_20_Emphasis"><text:span text:style-name="T7">The concept driving LRL_WEB is to provide simple-to-understand, uniform access to programs for manipulating lattices. With that in mind, the types of input available are restricted. All input (with the exception of “end”) is unit cell descriptions, either as lattice type and cell parameters or as one of the vector data types. The only exception is that some control information can be input as command parameters for a few programs..</text:span></text:span></text:p>
      <text:p text:style-name="P7"><text:span text:style-name="Strong_20_Emphasis"><text:span text:style-name="T7">Example of input:</text:span></text:span></text:p>
      <text:p text:style-name="P7"><text:span text:style-name="Strong_20_Emphasis"><text:span text:style-name="T7">P 10 20 30 90 90 90</text:span></text:span></text:p>
      <text:p text:style-name="P7"><text:span text:style-name="Strong_20_Emphasis"><text:span text:style-name="T7">R 12 12 12 77 77 77</text:span></text:span></text:p>
      <text:p text:style-name="P7"><text:span text:style-name="Strong_20_Emphasis"><text:span text:style-name="T7">G6 100 110 120 0 0 0</text:span></text:span></text:p>
      <text:p text:style-name="P8"><text:span text:style-name="Strong_20_Emphasis"><text:span text:style-name="T8"/></text:span></text:p>
      <text:p text:style-name="P7"><text:span text:style-name="Strong_20_Emphasis"><text:span text:style-name="T7"/></text:span></text:p>
      <text:p text:style-name="P7"><text:span text:style-name="Strong_20_Emphasis"><text:span text:style-name="T7">All but one of the programs read input data, which may come from the preceding program. </text:span></text:span><text:span text:style-name="Strong_20_Emphasis"><text:span text:style-name="T8">The exception is CmdGen, which creates random unit cells of types specified by the user. For instance, if you would like a sampling 30 of monoclinic cells, the control parameters would be 30 and m. The output would be a listing of the 16 monoclinic lattices described by Niggli reduction (see International Tables) and the six monoclinic lattices described by Delaunay.</text:span></text:span></text:p>
      <text:p text:style-name="P8"><text:span text:style-name="Strong_20_Emphasis"><text:span text:style-name="T8">If you only wanted to receive primitive monoclinic, then the parameters would be 30 and mP, and the result would be</text:span></text:span></text:p>
      <text:p text:style-name="P8"><text:span text:style-name="Strong_20_Emphasis"><text:span text:style-name="T8">:; Generate cells</text:span></text:span></text:p>
      <text:p text:style-name="P8"><text:span text:style-name="Strong_20_Emphasis"><text:span text:style-name="T8">; Niggli lattice types requested</text:span></text:span></text:p>
      <text:p text:style-name="P8"><text:span text:style-name="Strong_20_Emphasis"><text:span text:style-name="T8">G6 <text:s text:c="2"/>103.159 <text:s text:c="2"/>109.653 <text:s text:c="2"/>163.076 <text:s text:c="3"/>-0.000 <text:s text:c="2"/>-62.392 <text:s text:c="4"/>0.000 <text:s text:c="2"/>IT# = 33 <text:s/>mP</text:span></text:span></text:p>
      <text:p text:style-name="P8"><text:span text:style-name="Strong_20_Emphasis"><text:span text:style-name="T8">G6 <text:s text:c="2"/>100.427 <text:s text:c="2"/>110.398 <text:s text:c="2"/>148.659 <text:s text:c="4"/>0.000 <text:s text:c="4"/>0.000 <text:s text:c="3"/>-7.904 <text:s text:c="2"/>IT# = 34 <text:s/>mP</text:span></text:span></text:p>
      <text:p text:style-name="P8"><text:span text:style-name="Strong_20_Emphasis"><text:span text:style-name="T8">G6 <text:s text:c="3"/>83.883 <text:s text:c="2"/>106.336 <text:s text:c="2"/>111.127 <text:s text:c="3"/>-6.696 <text:s text:c="4"/>0.000 <text:s text:c="4"/>0.000 <text:s text:c="2"/>IT# = 35 <text:s/>mP</text:span></text:span></text:p>
      <text:p text:style-name="P8"><text:span text:style-name="Strong_20_Emphasis"><text:span text:style-name="T8">; Delone lattice type requested</text:span></text:span></text:p>
      <text:p text:style-name="P8"><text:soft-page-break/><text:span text:style-name="Strong_20_Emphasis"><text:span text:style-name="T8">G6 <text:s text:c="3"/>99.561 <text:s text:c="2"/>165.340 <text:s text:c="3"/>56.133 <text:s text:c="4"/>0.000 <text:s text:c="4"/>0.000 <text:s/>-141.697 <text:s text:c="2"/>Delone# = M4 <text:s/>mP</text:span></text:span></text:p>
      <text:p text:style-name="P7"/>
      <text:p text:style-name="P5"><text:span text:style-name="Strong_20_Emphasis"><text:span text:style-name="T2">Several groups of programs a</text:span></text:span><text:span text:style-name="Strong_20_Emphasis"><text:span text:style-name="T3">re</text:span></text:span><text:span text:style-name="Strong_20_Emphasis"><text:span text:style-name="T2"> available, such as Conve</text:span></text:span><text:span text:style-name="Strong_20_Emphasis"><text:span text:style-name="T4">rting Cell Representation</text:span></text:span><text:span text:style-name="Strong_20_Emphasis"><text:span text:style-name="T2">, Unit Cell Reduction, <text:s/></text:span></text:span><text:span text:style-name="Strong_20_Emphasis"><text:span text:style-name="T3">Computing Distances between Unit Cells, </text:span></text:span><text:span text:style-name="Strong_20_Emphasis"><text:span text:style-name="T4">Classification of Bravais Lattice Types</text:span></text:span><text:span text:style-name="Strong_20_Emphasis"><text:span text:style-name="T3">, </text:span></text:span><text:span text:style-name="Strong_20_Emphasis"><text:span text:style-name="T2">Graphical Display of Cells, and Generation of Libraries of types of unit cells. </text:span></text:span><text:span text:style-name="Strong_20_Emphasis"><text:span text:style-name="T4">Most of these programs were created to serve various research problems in our work, but they provide versatile abilities that you may find useful for your own work or for teaching. </text:span></text:span><text:span text:style-name="Strong_20_Emphasis"><text:span text:style-name="T8">In addition, all source code is available in GitHub.</text:span></text:span></text:p>
      <text:p text:style-name="P5"><text:span text:style-name="Strong_20_Emphasis"><text:span text:style-name="T4"/></text:span></text:p>
      <text:p text:style-name="P6"><text:span text:style-name="Strong_20_Emphasis"><text:span text:style-name="T4"/></text:span></text:p>
      <text:list xml:id="list1365020645" text:style-name="L1">
        <text:list-item>
          <text:p text:style-name="P3"><text:span text:style-name="Strong_20_Emphasis"><text:span text:style-name="T6">Introduction/Background</text:span></text:span></text:p>
        </text:list-item>
        <text:list-item>
          <text:p text:style-name="P3"><text:span text:style-name="Strong_20_Emphasis"><text:span text:style-name="T1">Research Questions/Hypothesis</text:span></text:span></text:p>
        </text:list-item>
        <text:list-item>
          <text:p text:style-name="P2"><text:span text:style-name="Strong_20_Emphasis"><text:span text:style-name="T1">Goals/Aims</text:span></text:span></text:p>
        </text:list-item>
        <text:list-item>
          <text:p text:style-name="P2"><text:span text:style-name="Strong_20_Emphasis"><text:span text:style-name="T1">Methods/Approach</text:span></text:span></text:p>
        </text:list-item>
        <text:list-item>
          <text:p text:style-name="P2"><text:span text:style-name="Strong_20_Emphasis"><text:span text:style-name="T1">Results/Data</text:span></text:span><text:span text:style-name="T1"> (including descriptive and inferential statistics)</text:spa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4T14:04:38.637000000</meta:creation-date>
    <meta:generator>LibreOffice/7.3.5.2$Windows_X86_64 LibreOffice_project/184fe81b8c8c30d8b5082578aee2fed2ea847c01</meta:generator>
    <dc:date>2024-03-25T09:43:50.118000000</dc:date>
    <meta:editing-duration>PT12M38S</meta:editing-duration>
    <meta:editing-cycles>3</meta:editing-cycles>
    <meta:document-statistic meta:table-count="0" meta:image-count="0" meta:object-count="0" meta:page-count="2" meta:paragraph-count="27" meta:word-count="498" meta:character-count="3139" meta:non-whitespace-character-count="2592"/>
  </office:meta>
</office:document-meta>
</file>